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D00000AC400000AC439F9A431.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02D00000078B71AEC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text-scale="100%"/>
    </style:style>
    <style:style style:name="P3" style:family="paragraph" style:parent-style-name="Standard">
      <style:text-properties officeooo:paragraph-rsid="0024f31a"/>
    </style:style>
    <style:style style:name="P4" style:family="paragraph" style:parent-style-name="Standard">
      <style:text-properties officeooo:rsid="0031fca8" officeooo:paragraph-rsid="0031fca8"/>
    </style:style>
    <style:style style:name="P5" style:family="paragraph" style:parent-style-name="Standard">
      <style:text-properties officeooo:rsid="0037994a" officeooo:paragraph-rsid="0037994a"/>
    </style:style>
    <style:style style:name="P6" style:family="paragraph" style:parent-style-name="Standard">
      <style:text-properties officeooo:rsid="003a0688" officeooo:paragraph-rsid="003a0688"/>
    </style:style>
    <style:style style:name="P7" style:family="paragraph" style:parent-style-name="Standard">
      <style:text-properties officeooo:rsid="003b8670" officeooo:paragraph-rsid="003b8670"/>
    </style:style>
    <style:style style:name="P8" style:family="paragraph" style:parent-style-name="Standard">
      <style:text-properties officeooo:rsid="003da337" officeooo:paragraph-rsid="003da337"/>
    </style:style>
    <style:style style:name="P9" style:family="paragraph" style:parent-style-name="Standard">
      <style:text-properties officeooo:rsid="003f3af3" officeooo:paragraph-rsid="003f3af3"/>
    </style:style>
    <style:style style:name="P10" style:family="paragraph" style:parent-style-name="Standard">
      <style:text-properties officeooo:rsid="003f3af3" officeooo:paragraph-rsid="0043ef91"/>
    </style:style>
    <style:style style:name="P11" style:family="paragraph" style:parent-style-name="Standard">
      <style:text-properties officeooo:rsid="00421003" officeooo:paragraph-rsid="00421003"/>
    </style:style>
    <style:style style:name="P12" style:family="paragraph" style:parent-style-name="Standard">
      <style:text-properties officeooo:rsid="00421003" officeooo:paragraph-rsid="0045af79"/>
    </style:style>
    <style:style style:name="P13" style:family="paragraph" style:parent-style-name="Standard">
      <style:text-properties officeooo:rsid="0044aec1" officeooo:paragraph-rsid="0044aec1"/>
    </style:style>
    <style:style style:name="P14" style:family="paragraph" style:parent-style-name="Standard">
      <style:text-properties officeooo:rsid="00482ed6" officeooo:paragraph-rsid="00482ed6"/>
    </style:style>
    <style:style style:name="P15" style:family="paragraph" style:parent-style-name="Standard">
      <style:text-properties officeooo:rsid="0049ae38" officeooo:paragraph-rsid="0049ae38"/>
    </style:style>
    <style:style style:name="P16" style:family="paragraph" style:parent-style-name="Standard">
      <style:text-properties officeooo:rsid="004ab24a" officeooo:paragraph-rsid="004ab24a"/>
    </style:style>
    <style:style style:name="P17" style:family="paragraph" style:parent-style-name="Standard">
      <style:text-properties officeooo:paragraph-rsid="004ab24a"/>
    </style:style>
    <style:style style:name="P18" style:family="paragraph" style:parent-style-name="Standard">
      <style:text-properties officeooo:rsid="00540e10" officeooo:paragraph-rsid="00540e10"/>
    </style:style>
    <style:style style:name="P19" style:family="paragraph" style:parent-style-name="Standard">
      <style:text-properties officeooo:paragraph-rsid="004e7551"/>
    </style:style>
    <style:style style:name="P20" style:family="paragraph" style:parent-style-name="Standard">
      <style:text-properties officeooo:rsid="00551f4e" officeooo:paragraph-rsid="00551f4e"/>
    </style:style>
    <style:style style:name="P21" style:family="paragraph" style:parent-style-name="Standard">
      <style:text-properties officeooo:rsid="0055cc3e" officeooo:paragraph-rsid="0055cc3e"/>
    </style:style>
    <style:style style:name="P22" style:family="paragraph" style:parent-style-name="Standard">
      <style:text-properties officeooo:rsid="005766fb" officeooo:paragraph-rsid="005785c5"/>
    </style:style>
    <style:style style:name="P23" style:family="paragraph" style:parent-style-name="Standard">
      <style:text-properties officeooo:rsid="004e7551" officeooo:paragraph-rsid="004e7551"/>
    </style:style>
    <style:style style:name="P24" style:family="paragraph" style:parent-style-name="Standard">
      <style:text-properties officeooo:rsid="003ccc41" officeooo:paragraph-rsid="003da337"/>
    </style:style>
    <style:style style:name="P25" style:family="paragraph" style:parent-style-name="Standard">
      <style:text-properties officeooo:rsid="0045af79" officeooo:paragraph-rsid="0045af79"/>
    </style:style>
    <style:style style:name="P26" style:family="paragraph" style:parent-style-name="Standard">
      <style:text-properties officeooo:rsid="0058788c" officeooo:paragraph-rsid="0058788c"/>
    </style:style>
    <style:style style:name="P27" style:family="paragraph" style:parent-style-name="Standard">
      <style:text-properties officeooo:rsid="005d764e" officeooo:paragraph-rsid="005d764e"/>
    </style:style>
    <style:style style:name="P28" style:family="paragraph" style:parent-style-name="Standard">
      <style:text-properties officeooo:rsid="005f0669" officeooo:paragraph-rsid="005f0669"/>
    </style:style>
    <style:style style:name="P29" style:family="paragraph" style:parent-style-name="Standard">
      <style:text-properties officeooo:rsid="005b3abe" officeooo:paragraph-rsid="00617c25"/>
    </style:style>
    <style:style style:name="P30" style:family="paragraph" style:parent-style-name="Standard">
      <style:text-properties officeooo:rsid="006426ca" officeooo:paragraph-rsid="006426ca"/>
    </style:style>
    <style:style style:name="P31" style:family="paragraph" style:parent-style-name="Standard">
      <style:text-properties officeooo:rsid="00678aef" officeooo:paragraph-rsid="00678aef"/>
    </style:style>
    <style:style style:name="P32" style:family="paragraph" style:parent-style-name="Standard">
      <style:text-properties officeooo:rsid="00685be5" officeooo:paragraph-rsid="00685be5"/>
    </style:style>
    <style:style style:name="P33" style:family="paragraph" style:parent-style-name="Standard">
      <style:text-properties officeooo:rsid="0068f144" officeooo:paragraph-rsid="0068f144"/>
    </style:style>
    <style:style style:name="P34" style:family="paragraph" style:parent-style-name="Standard">
      <style:text-properties officeooo:rsid="006ce714" officeooo:paragraph-rsid="006ce714"/>
    </style:style>
    <style:style style:name="P35" style:family="paragraph" style:parent-style-name="Standard">
      <style:text-properties officeooo:rsid="006e3172" officeooo:paragraph-rsid="0096e17c"/>
    </style:style>
    <style:style style:name="P36" style:family="paragraph" style:parent-style-name="Standard">
      <style:text-properties officeooo:rsid="007922bf" officeooo:paragraph-rsid="007922bf"/>
    </style:style>
    <style:style style:name="P37" style:family="paragraph" style:parent-style-name="Standard">
      <style:text-properties officeooo:rsid="007b8321" officeooo:paragraph-rsid="007b8321"/>
    </style:style>
    <style:style style:name="P38" style:family="paragraph" style:parent-style-name="Standard">
      <style:text-properties officeooo:rsid="007f18b1" officeooo:paragraph-rsid="007f18b1"/>
    </style:style>
    <style:style style:name="P39" style:family="paragraph" style:parent-style-name="Standard">
      <style:text-properties officeooo:rsid="0042f3b3" officeooo:paragraph-rsid="008699c1"/>
    </style:style>
    <style:style style:name="P40" style:family="paragraph" style:parent-style-name="Standard">
      <style:text-properties officeooo:rsid="008bf57e" officeooo:paragraph-rsid="008bf57e"/>
    </style:style>
    <style:style style:name="P41" style:family="paragraph" style:parent-style-name="Standard">
      <style:text-properties officeooo:rsid="008de193" officeooo:paragraph-rsid="008de193"/>
    </style:style>
    <style:style style:name="P42" style:family="paragraph" style:parent-style-name="Standard">
      <style:text-properties officeooo:rsid="008e597e" officeooo:paragraph-rsid="008e597e"/>
    </style:style>
    <style:style style:name="P43" style:family="paragraph" style:parent-style-name="Standard">
      <style:text-properties officeooo:rsid="00931862" officeooo:paragraph-rsid="00931862"/>
    </style:style>
    <style:style style:name="P44" style:family="paragraph" style:parent-style-name="Standard">
      <style:text-properties officeooo:rsid="00960c0c" officeooo:paragraph-rsid="00960c0c"/>
    </style:style>
    <style:style style:name="P45" style:family="paragraph" style:parent-style-name="Standard">
      <style:text-properties officeooo:paragraph-rsid="0096e17c"/>
    </style:style>
    <style:style style:name="P46" style:family="paragraph" style:parent-style-name="Standard">
      <style:text-properties officeooo:paragraph-rsid="0099e7ce"/>
    </style:style>
    <style:style style:name="P47" style:family="paragraph" style:parent-style-name="Standard">
      <style:text-properties officeooo:rsid="009b8f3d" officeooo:paragraph-rsid="009b8f3d"/>
    </style:style>
    <style:style style:name="P48" style:family="paragraph" style:parent-style-name="Standard">
      <style:paragraph-properties fo:break-before="page"/>
    </style:style>
    <style:style style:name="P49" style:family="paragraph" style:parent-style-name="Standard">
      <style:paragraph-properties fo:break-before="page"/>
      <style:text-properties fo:language="zxx" fo:country="none" style:language-asian="zxx" style:country-asian="none"/>
    </style:style>
    <style:style style:name="P50" style:family="paragraph" style:parent-style-name="Table_20_index_20_heading">
      <style:paragraph-properties fo:break-before="page"/>
    </style:style>
    <style:style style:name="P51" style:family="paragraph" style:parent-style-name="Illustration_20_Index_20_Heading">
      <style:paragraph-properties fo:break-before="page"/>
    </style:style>
    <style:style style:name="P52" style:family="paragraph" style:parent-style-name="Droite">
      <style:text-properties fo:font-weight="bold" style:font-weight-asian="bold" style:font-weight-complex="bold"/>
    </style:style>
    <style:style style:name="P53" style:family="paragraph" style:parent-style-name="Illustration_20_Index_20_1">
      <style:paragraph-properties>
        <style:tab-stops>
          <style:tab-stop style:position="15.998cm" style:type="right" style:leader-style="dotted" style:leader-text="."/>
        </style:tab-stops>
      </style:paragraph-properties>
    </style:style>
    <style:style style:name="P54" style:family="paragraph" style:parent-style-name="Table_20_index_20_1">
      <style:paragraph-properties>
        <style:tab-stops>
          <style:tab-stop style:position="15.998cm" style:type="right" style:leader-style="dotted" style:leader-text="."/>
        </style:tab-stops>
      </style:paragraph-properties>
    </style:style>
    <style:style style:name="P55" style:family="paragraph" style:parent-style-name="PageGarde_5f_Année">
      <style:text-properties officeooo:rsid="00197411" officeooo:paragraph-rsid="00197411"/>
    </style:style>
    <style:style style:name="P56" style:family="paragraph" style:parent-style-name="PageGarde_5f_NomPrénom">
      <style:text-properties officeooo:rsid="001a2eb8" officeooo:paragraph-rsid="001a2eb8"/>
    </style:style>
    <style:style style:name="P57" style:family="paragraph" style:parent-style-name="PageGarde_5f_SousLaDirectionDe">
      <style:text-properties officeooo:rsid="001a2eb8" officeooo:paragraph-rsid="001a2eb8"/>
    </style:style>
    <style:style style:name="P58" style:family="paragraph" style:parent-style-name="PageGarde_5f_TitreDuMémoire">
      <style:text-properties officeooo:rsid="001ce7b2" officeooo:paragraph-rsid="001ce7b2" style:text-scale="100%"/>
    </style:style>
    <style:style style:name="P59" style:family="paragraph" style:parent-style-name="PageGarde_5f_SousTitreMémoire">
      <style:text-properties officeooo:rsid="0020c63e" officeooo:paragraph-rsid="0020c63e"/>
    </style:style>
    <style:style style:name="P60" style:family="paragraph" style:parent-style-name="PageGarde_5f_MentionDeDiplome">
      <style:text-properties officeooo:rsid="00197411" officeooo:paragraph-rsid="00197411"/>
    </style:style>
    <style:style style:name="P61" style:family="paragraph" style:parent-style-name="Contents_20_1">
      <style:paragraph-properties>
        <style:tab-stops/>
      </style:paragraph-properties>
    </style:style>
    <style:style style:name="P62" style:family="paragraph" style:parent-style-name="Contents_20_1">
      <style:paragraph-properties>
        <style:tab-stops>
          <style:tab-stop style:position="15.998cm" style:type="right" style:leader-style="dotted" style:leader-text="."/>
        </style:tab-stops>
      </style:paragraph-properties>
    </style:style>
    <style:style style:name="P63" style:family="paragraph" style:parent-style-name="Contents_20_2">
      <style:paragraph-properties>
        <style:tab-stops>
          <style:tab-stop style:position="0.499cm"/>
        </style:tab-stops>
      </style:paragraph-properties>
    </style:style>
    <style:style style:name="P64"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5" style:family="paragraph" style:parent-style-name="Contents_20_3">
      <style:paragraph-properties>
        <style:tab-stops>
          <style:tab-stop style:position="1cm"/>
        </style:tab-stops>
      </style:paragraph-properties>
    </style:style>
    <style:style style:name="P6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7" style:family="paragraph" style:parent-style-name="Contents_20_4">
      <style:paragraph-properties>
        <style:tab-stops>
          <style:tab-stop style:position="1.499cm"/>
        </style:tab-stops>
      </style:paragraph-properties>
    </style:style>
    <style:style style:name="P68"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9" style:family="paragraph" style:parent-style-name="Standard" style:master-page-name="Page_5f_Garde">
      <style:paragraph-properties style:page-number="auto"/>
      <style:text-properties fo:language="zxx" fo:country="none" style:language-asian="zxx" style:country-asian="none"/>
    </style:style>
    <style:style style:name="P70" style:family="paragraph" style:parent-style-name="Standard">
      <style:text-properties officeooo:rsid="007aff2c" officeooo:paragraph-rsid="00915959"/>
    </style:style>
    <style:style style:name="P71" style:family="paragraph" style:parent-style-name="Standard">
      <style:text-properties officeooo:rsid="004121b0" officeooo:paragraph-rsid="008699c1"/>
    </style:style>
    <style:style style:name="P72" style:family="paragraph" style:parent-style-name="Standard">
      <style:text-properties officeooo:rsid="00617c25" officeooo:paragraph-rsid="00617c25"/>
    </style:style>
    <style:style style:name="P73" style:family="paragraph" style:parent-style-name="Standard">
      <style:text-properties officeooo:rsid="0096e17c" officeooo:paragraph-rsid="0099e7ce"/>
    </style:style>
    <style:style style:name="P74" style:family="paragraph" style:parent-style-name="Standard">
      <style:text-properties officeooo:paragraph-rsid="0096e17c"/>
    </style:style>
    <style:style style:name="P75" style:family="paragraph" style:parent-style-name="Standard">
      <style:text-properties officeooo:rsid="009debce" officeooo:paragraph-rsid="009debce"/>
    </style:style>
    <style:style style:name="P76" style:family="paragraph" style:parent-style-name="_5f_ua_5f_Titre_20_4">
      <style:text-properties officeooo:rsid="0073bfb5" officeooo:paragraph-rsid="0073bfb5"/>
    </style:style>
    <style:style style:name="P77" style:family="paragraph" style:parent-style-name="_5f_ua_5f_Titre_20_4">
      <style:text-properties officeooo:rsid="00952a1b" officeooo:paragraph-rsid="00952a1b"/>
    </style:style>
    <style:style style:name="P78" style:family="paragraph" style:parent-style-name="_5f_ua_5f_Titre_20_4">
      <style:text-properties officeooo:rsid="0077cf86" officeooo:paragraph-rsid="00915959"/>
    </style:style>
    <style:style style:name="P79" style:family="paragraph" style:parent-style-name="_5f_ua_5f_Titre_20_4">
      <style:text-properties officeooo:paragraph-rsid="00915959"/>
    </style:style>
    <style:style style:name="P80" style:family="paragraph" style:parent-style-name="_5f_ua_5f_Titre_20_4">
      <style:text-properties officeooo:rsid="0096e17c" officeooo:paragraph-rsid="0096e17c"/>
    </style:style>
    <style:style style:name="P81" style:family="paragraph" style:parent-style-name="_5f_ua_5f_Titre_20_4">
      <style:text-properties officeooo:paragraph-rsid="0096e17c"/>
    </style:style>
    <style:style style:name="P82" style:family="paragraph" style:parent-style-name="_5f_ua_5f_Titre_20_1">
      <style:paragraph-properties fo:break-before="page"/>
    </style:style>
    <style:style style:name="P83" style:family="paragraph" style:parent-style-name="_5f_ua_5f_Titre_20_1">
      <style:paragraph-properties fo:break-before="page"/>
      <style:text-properties officeooo:rsid="0020aed3" officeooo:paragraph-rsid="0020aed3"/>
    </style:style>
    <style:style style:name="P84" style:family="paragraph" style:parent-style-name="_5f_ua_5f_Titre_20_2">
      <style:text-properties officeooo:rsid="0022c743" officeooo:paragraph-rsid="0022c743"/>
    </style:style>
    <style:style style:name="P85" style:family="paragraph" style:parent-style-name="_5f_ua_5f_Titre_20_2">
      <style:text-properties officeooo:rsid="0022dfba" officeooo:paragraph-rsid="0022dfba"/>
    </style:style>
    <style:style style:name="P86" style:family="paragraph" style:parent-style-name="_5f_ua_5f_Titre_20_2">
      <style:text-properties officeooo:rsid="00232986" officeooo:paragraph-rsid="00232986"/>
    </style:style>
    <style:style style:name="P87" style:family="paragraph" style:parent-style-name="_5f_ua_5f_Titre_20_2">
      <style:text-properties officeooo:rsid="0024f31a" officeooo:paragraph-rsid="0024f31a"/>
    </style:style>
    <style:style style:name="P88" style:family="paragraph" style:parent-style-name="_5f_ua_5f_Titre_20_3">
      <style:text-properties officeooo:rsid="004ab24a"/>
    </style:style>
    <style:style style:name="P89" style:family="paragraph" style:parent-style-name="_5f_ua_5f_Titre_20_3">
      <style:text-properties officeooo:rsid="00540e10" officeooo:paragraph-rsid="00540e10"/>
    </style:style>
    <style:style style:name="P90" style:family="paragraph" style:parent-style-name="_5f_ua_5f_Titre_20_3">
      <style:text-properties officeooo:rsid="002835ba" officeooo:paragraph-rsid="002835ba"/>
    </style:style>
    <style:style style:name="P91" style:family="paragraph" style:parent-style-name="_5f_ua_5f_Titre_20_3">
      <style:text-properties officeooo:rsid="002a1ecc" officeooo:paragraph-rsid="002a1ecc"/>
    </style:style>
    <style:style style:name="P92" style:family="paragraph" style:parent-style-name="_5f_ua_5f_Titre_20_5">
      <style:text-properties officeooo:rsid="0096e17c" officeooo:paragraph-rsid="0096e17c"/>
    </style:style>
    <style:style style:name="P93" style:family="paragraph" style:parent-style-name="Contents_20_Heading" style:master-page-name="Standard">
      <style:paragraph-properties style:page-number="3"/>
    </style:style>
    <style:style style:name="P94" style:family="paragraph">
      <style:paragraph-properties fo:text-align="center" style:writing-mode="lr-tb"/>
    </style:style>
    <style:style style:name="P95" style:family="paragraph">
      <style:paragraph-properties style:writing-mode="lr-tb"/>
    </style:style>
    <style:style style:name="T1" style:family="text">
      <style:text-properties style:font-name="Verdana1" fo:font-size="10pt"/>
    </style:style>
    <style:style style:name="T2" style:family="text">
      <style:text-properties style:font-name="Verdana1" fo:font-size="10pt" officeooo:rsid="001b143b"/>
    </style:style>
    <style:style style:name="T3" style:family="text">
      <style:text-properties style:font-name="Verdana1" fo:font-size="10pt" officeooo:rsid="001c9f29"/>
    </style:style>
    <style:style style:name="T4" style:family="text">
      <style:text-properties style:font-name="Verdana1" fo:font-size="10pt" officeooo:rsid="001ce7b2"/>
    </style:style>
    <style:style style:name="T5" style:family="text">
      <style:text-properties style:font-name="Verdana1" fo:font-size="10pt" officeooo:rsid="0022199c"/>
    </style:style>
    <style:style style:name="T6" style:family="text">
      <style:text-properties fo:color="#cd5a00"/>
    </style:style>
    <style:style style:name="T7" style:family="text">
      <style:text-properties fo:color="#cd5a00" style:font-name="Verdana1" fo:font-size="10pt"/>
    </style:style>
    <style:style style:name="T8" style:family="text">
      <style:text-properties style:text-position="-30% 100%"/>
    </style:style>
    <style:style style:name="T9" style:family="text">
      <style:text-properties officeooo:rsid="00337bb2"/>
    </style:style>
    <style:style style:name="T10" style:family="text">
      <style:text-properties officeooo:rsid="0038d8e3"/>
    </style:style>
    <style:style style:name="T11" style:family="text">
      <style:text-properties officeooo:rsid="003b9999"/>
    </style:style>
    <style:style style:name="T12" style:family="text">
      <style:text-properties officeooo:rsid="003ccc41"/>
    </style:style>
    <style:style style:name="T13" style:family="text">
      <style:text-properties officeooo:rsid="003da337"/>
    </style:style>
    <style:style style:name="T14" style:family="text">
      <style:text-properties officeooo:rsid="004121b0"/>
    </style:style>
    <style:style style:name="T15" style:family="text">
      <style:text-properties officeooo:rsid="0042f3b3"/>
    </style:style>
    <style:style style:name="T16" style:family="text">
      <style:text-properties officeooo:rsid="0044aec1"/>
    </style:style>
    <style:style style:name="T17" style:family="text">
      <style:text-properties officeooo:rsid="0045af79"/>
    </style:style>
    <style:style style:name="T18" style:family="text">
      <style:text-properties officeooo:rsid="004abea7"/>
    </style:style>
    <style:style style:name="T19" style:family="text">
      <style:text-properties officeooo:rsid="004e7551"/>
    </style:style>
    <style:style style:name="T20" style:family="text">
      <style:text-properties officeooo:rsid="00551f4e"/>
    </style:style>
    <style:style style:name="T21" style:family="text">
      <style:text-properties officeooo:rsid="00552d67"/>
    </style:style>
    <style:style style:name="T22" style:family="text">
      <style:text-properties officeooo:rsid="0055cc3e"/>
    </style:style>
    <style:style style:name="T23" style:family="text">
      <style:text-properties officeooo:rsid="005785c5"/>
    </style:style>
    <style:style style:name="T24" style:family="text">
      <style:text-properties officeooo:rsid="005be7ef"/>
    </style:style>
    <style:style style:name="T25" style:family="text">
      <style:text-properties officeooo:rsid="00645adb"/>
    </style:style>
    <style:style style:name="T26" style:family="text">
      <style:text-properties officeooo:rsid="00669691"/>
    </style:style>
    <style:style style:name="T27" style:family="text">
      <style:text-properties officeooo:rsid="006a69cd"/>
    </style:style>
    <style:style style:name="T28" style:family="text">
      <style:text-properties officeooo:rsid="00704d4c"/>
    </style:style>
    <style:style style:name="T29" style:family="text">
      <style:text-properties officeooo:rsid="007aff2c"/>
    </style:style>
    <style:style style:name="T30" style:family="text">
      <style:text-properties officeooo:rsid="007ccdbc"/>
    </style:style>
    <style:style style:name="T31" style:family="text">
      <style:text-properties officeooo:rsid="007e0df3"/>
    </style:style>
    <style:style style:name="T32" style:family="text">
      <style:text-properties officeooo:rsid="007f18b1"/>
    </style:style>
    <style:style style:name="T33" style:family="text">
      <style:text-properties officeooo:rsid="00810254"/>
    </style:style>
    <style:style style:name="T34" style:family="text">
      <style:text-properties officeooo:rsid="00835049"/>
    </style:style>
    <style:style style:name="T35" style:family="text">
      <style:text-properties officeooo:rsid="00848a01"/>
    </style:style>
    <style:style style:name="T36" style:family="text">
      <style:text-properties officeooo:rsid="008699c1"/>
    </style:style>
    <style:style style:name="T37" style:family="text">
      <style:text-properties officeooo:rsid="0087e8d9"/>
    </style:style>
    <style:style style:name="T38" style:family="text">
      <style:text-properties officeooo:rsid="0088c521"/>
    </style:style>
    <style:style style:name="T39" style:family="text">
      <style:text-properties officeooo:rsid="008fe096"/>
    </style:style>
    <style:style style:name="T40" style:family="text">
      <style:text-properties officeooo:rsid="0093484b"/>
    </style:style>
    <style:style style:name="T41" style:family="text">
      <style:text-properties officeooo:rsid="0096e17c"/>
    </style:style>
    <style:style style:name="T42" style:family="text">
      <style:text-properties officeooo:rsid="0099e7ce"/>
    </style:style>
    <style:style style:name="T43" style:family="text">
      <style:text-properties officeooo:rsid="009a9b0e"/>
    </style:style>
    <style:style style:name="T44" style:family="text">
      <style:text-properties officeooo:rsid="009c203e"/>
    </style:style>
    <style:style style:name="T45" style:family="text">
      <style:text-properties officeooo:rsid="009c712f"/>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3"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text:p text:style-name="P69"><draw:frame draw:style-name="fr1" draw:name="Cadre1" text:anchor-type="char" svg:x="0.22cm" svg:y="1.229cm" svg:width="15.355cm" svg:height="2.549cm" draw:z-index="6"><draw:text-box><text:p text:style-name="P55">2015 - 2016</text:p><text:p text:style-name="P60">L3 Informatique</text:p></draw:text-box></draw:frame></text:p>
      <text:p text:style-name="Standard"/>
      <text:p text:style-name="Standard"><draw:frame draw:style-name="fr2" draw:name="Cadre2" text:anchor-type="char" svg:x="0.563cm" svg:y="16.187cm" svg:width="15.065cm" svg:height="3.709cm" draw:z-index="19"><draw:text-box><text:p text:style-name="PageGarde_5f_MembresDuJury">Membres du jury</text:p><text:p text:style-name="PageGarde_5f_MembresDuJury"/></draw:text-box></draw:frame><draw:frame draw:style-name="fr3" draw:name="Cadre3" text:anchor-type="char" svg:x="0.579cm" svg:y="14.258cm" svg:width="15.065cm" svg:height="1.931cm" draw:z-index="20"><draw:text-box><text:p text:style-name="PageGarde_5f_SousLaDirectionDe">Sous la direction de M.</text:p><text:p text:style-name="P57">Stephan Igor</text:p></draw:text-box></draw:frame><draw:frame draw:style-name="fr2" draw:name="Cadre4" text:anchor-type="char" svg:x="0.349cm" svg:y="2.379cm" svg:width="15.217cm" svg:height="4.886cm" draw:z-index="21"><draw:text-box><text:p text:style-name="P58">REAL</text:p><text:p text:style-name="P58">TIME</text:p><text:p text:style-name="P58">STRATEGY</text:p><text:p text:style-name="P58"/></draw:text-box></draw:frame><draw:frame draw:style-name="fr3" draw:name="Cadre5" text:anchor-type="char" svg:x="7.793cm" svg:y="11.998cm" svg:width="7.879cm" svg:height="1.575cm" draw:z-index="22"><draw:text-box><text:p text:style-name="P56">Henaux Vincent</text:p><text:p text:style-name="P56">Calatayud Thomas</text:p></draw:text-box></draw:frame><draw:frame draw:style-name="fr4" draw:name="Cadre6" text:anchor-type="char" svg:x="7.773cm" svg:y="9.424cm" svg:width="7.879cm" svg:height="1.076cm" draw:z-index="23"><draw:text-box><text:p text:style-name="P59">OeRauMit</text:p></draw:text-box></draw:frame><draw:g text:anchor-type="char" draw:z-index="0" draw:style-name="gr1"><draw:connector draw:style-name="gr2" draw:text-style-name="P94" draw:type="line" svg:x1="-0.297cm" svg:y1="1.481cm" svg:x2="-0.294cm" svg:y2="14.128cm" svg:d="M-298 1480l3 12648" svg:viewBox="0 0 5 12651"><text:p/></draw:connector><draw:connector draw:style-name="gr2" draw:text-style-name="P94" draw:type="line" svg:x1="15.787cm" svg:y1="14.979cm" svg:x2="0.559cm" svg:y2="14.984cm" svg:d="M15787 14979l-15228 5" svg:viewBox="0 0 15229 7"><text:p/></draw:connector><draw:custom-shape draw:style-name="gr3" draw:text-style-name="P95"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2" draw:text-style-name="P94" draw:type="line" svg:x1="15.947cm" svg:y1="14.981cm" svg:x2="16.976cm" svg:y2="14.985cm" svg:d="M15947 14981l1029 4" svg:viewBox="0 0 1030 5"><text:p/></draw:connector><draw:connector draw:style-name="gr2" draw:text-style-name="P94" draw:type="line" svg:x1="15.785cm" svg:y1="14.547cm" svg:x2="15.947cm" svg:y2="14.551cm" svg:d="M15785 14547l162 4" svg:viewBox="0 0 164 5"><text:p/></draw:connector><draw:connector draw:style-name="gr4" draw:text-style-name="P94" draw:type="line" svg:x1="15.311cm" svg:y1="14.983cm" svg:x2="15.473cm" svg:y2="14.988cm" svg:d="M15311 14983l162 5" svg:viewBox="0 0 164 7"><text:p/></draw:connector><draw:connector draw:style-name="gr5" draw:text-style-name="P94" draw:type="line" svg:x1="15.464cm" svg:y1="14.977cm" svg:x2="15.626cm" svg:y2="14.98cm" svg:d="M15464 14977l162 3" svg:viewBox="0 0 164 5"><text:p/></draw:connector></draw:g><draw:frame draw:style-name="fr8" draw:name="images1" text:anchor-type="char" svg:x="13.921cm" svg:y="25.359cm" svg:width="3.06cm" svg:height="2.992cm" draw:z-index="2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9" draw:name="images2" text:anchor-type="char" svg:x="-0.527cm" svg:y="25.467cm" svg:width="2.764cm" svg:height="2.764cm" draw:z-index="25"><draw:image xlink:href="Pictures/2000000D00000AC400000AC439F9A431.wmf" xlink:type="simple" xlink:show="embed" xlink:actuate="onLoad"/><draw:contour-polygon svg:width="2.703cm" svg:height="2.703cm" svg:viewBox="0 0 2703 2703" draw:points="0,26 0,2729 2598,2729 2703,2729 2703,26" draw:recreate-on-edit="false"/></draw:frame><draw:frame draw:style-name="fr5" draw:name="Cadre7" text:anchor-type="char" svg:x="2.491cm" svg:y="26.199cm" svg:width="11.128cm" svg:height="1.3cm" draw:z-index="26"><draw:text-box><text:p text:style-name="PageGarde_5f_SoutenuLe">Soutenu publiquement le :</text:p><text:p text:style-name="PageGarde_5f_SoutenuLe">xx xx xxxxxx xxxx</text:p></draw:text-box></draw:frame><draw:connector text:anchor-type="char" draw:z-index="3" draw:style-name="gr6" draw:text-style-name="P94" draw:type="line" svg:x1="15.785cm" svg:y1="18.588cm" svg:x2="15.947cm" svg:y2="18.592cm" svg:d="M15785 18588l162 4" svg:viewBox="0 0 164 5"><text:p/></draw:connector><draw:connector text:anchor-type="char" draw:z-index="2" draw:style-name="gr6" draw:text-style-name="P94" draw:type="line" svg:x1="15.785cm" svg:y1="16.311cm" svg:x2="15.947cm" svg:y2="16.315cm" svg:d="M15785 16311l162 4" svg:viewBox="0 0 164 5"><text:p/></draw:connector></text:p>
      <text:p text:style-name="P49"/>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93">Sommaire</text:p>
          </text:index-title>
          <text:p text:style-name="P63">1<text:tab/>Présentation du sujet</text:p>
          <text:p text:style-name="P65">1.1.<text:tab/>Règles :</text:p>
          <text:p text:style-name="P65">1.2.<text:tab/>Caractéristiques des unités</text:p>
          <text:p text:style-name="P63">2<text:tab/>Analyse du problème</text:p>
          <text:p text:style-name="P65">2.1.<text:tab/>Contraintes</text:p>
          <text:p text:style-name="P67">2.1.1.<text:tab/>Comment dessiner la scène graphiquement ?</text:p>
          <text:p text:style-name="P67">2.1.2.<text:tab/>Comment développer le moteur ?</text:p>
          <text:p text:style-name="P67">2.1.3.<text:tab/>Comment développer l'intelligence ?</text:p>
          <text:p text:style-name="P67">2.1.4.<text:tab/>Comment optimiser le jeu ?</text:p>
          <text:p text:style-name="P67">2.1.5.<text:tab/>Comment rendre les unités équilibrées ?</text:p>
          <text:p text:style-name="P67">2.1.6.<text:tab/>Comment communiquer entre la partie graphique et la partie moteur ?</text:p>
          <text:p text:style-name="P65">2.2.<text:tab/>Choix possibles</text:p>
          <text:p text:style-name="P67">2.2.1.<text:tab/>Quels librairies ?</text:p>
          <text:p text:style-name="P67">2.2.2.<text:tab/>Quels outils de compilation ?</text:p>
          <text:p text:style-name="P67">2.2.3.<text:tab/>Quels modèles de personnage ?</text:p>
          <text:p text:style-name="P67">2.2.4.<text:tab/>Quel gameplay utiliser ?</text:p>
          <text:p text:style-name="P63">3<text:tab/>Planning</text:p>
          <text:p text:style-name="P63">4<text:tab/>Solutions adoptées</text:p>
          <text:p text:style-name="P65">4.1.<text:tab/>Choix effectués</text:p>
          <text:p text:style-name="P67">4.1.1.<text:tab/>Utilisation des shaders.</text:p>
          <text:p text:style-name="P67">4.1.2.<text:tab/>Génération de map aléatoire à l'aide de cube.</text:p>
          <text:p text:style-name="P67">4.1.3.<text:tab/>Modélisation de personnages sous forme de pion.</text:p>
          <text:p text:style-name="P67">4.1.4.<text:tab/>Unordered_map</text:p>
          <text:p text:style-name="P65">4.2.<text:tab/>Difficultés rencontrées</text:p>
          <text:p text:style-name="P65">4.3.<text:tab/>Outils utilisés</text:p>
          <text:p text:style-name="P63">5<text:tab/>Tests effectués</text:p>
          <text:p text:style-name="P61">Conclusion</text:p>
          <text:p text:style-name="P61">Bibliographie</text:p>
        </text:index-body>
      </text:table-of-content>
      <text:p text:style-name="Standard"/>
      <text:h text:style-name="P83" text:outline-level="1"><text:bookmark-start text:name="__RefHeading__1_886550348"/><text:bookmark-end text:name="__RefHeading__1_886550348"/></text:h>
      <text:h text:style-name="P84" text:outline-level="2"><text:bookmark-start text:name="__RefHeading__3_886550348"/>Présentation du sujet<text:bookmark-end text:name="__RefHeading__3_886550348"/></text:h>
      <text:p text:style-name="P4">Il s'agit de développer un jeu de stratégie en temps réel (RTS) <text:span text:style-name="T9">dans le langage C++ et utilisant la librairie OpenGl. Il </text:span>compre<text:span text:style-name="T9">ndra</text:span> une Intelligence artificielle qui gérera l'adversaire.</text:p>
      <text:p text:style-name="P4"/>
      <text:h text:style-name="P88" text:outline-level="3">Règles</text:h>
      <text:p text:style-name="P16">La partie commence avec un <text:span text:style-name="T18">R</text:span>oi qui génère de l'or. Le roi peut créer des <text:span text:style-name="T18">P</text:span>aysans à proximité de lui qui l'aide a générer de l'or <text:span text:style-name="T19">et s'ils sont trop proches ils deviennent Enragés, ils fournissent moins d'or mais sont plus aptes à défendre le Roi</text:span>. <text:s/><text:span text:style-name="T18">Le Roi peut aussi décider de recruter un Capitaine proche de lui qui recrute des unités (Cavalier, Soigneur, Archer, Fantassin, Tank) dans une zone autour de lui. Le capitaine peut motiver ses troupes si elles restent dans sa zone d'influence.</text:span></text:p>
      <text:p text:style-name="P23">Chaque unité a ses propre caractéristique (Point de vie, vitesse de déplacement, dégâts d'attaques, portée d'attaque).</text:p>
      <text:p text:style-name="P28">La partie se termine lorsqu'il ne reste plus aucun Roi sous notre contrôle.</text:p>
      <text:p text:style-name="P19"/>
      <text:h text:style-name="P89" text:outline-level="3">Caractéristiques des unités</text:h>
      <text:p text:style-name="P18">- Roi(Coût 5000 <text:span text:style-name="T21">Or</text:span>) : 100 PV, Vitesse 0,8, Dégât<text:span text:style-name="T22">s</text:span> 8, Portée 1 (Production d'or 10/s).</text:p>
      <text:p text:style-name="P18">- Paysan(Coût 800 <text:span text:style-name="T21">Or</text:span> – est cré<text:span text:style-name="T20">é</text:span> à 5 cases du Roi) : 50 PV, Vitesse 1,2, <text:span text:style-name="T22">Dégâts</text:span> 6, Portée 1 (Augmente la production d'or du Roi si il est à 5 cases de lui <text:span text:style-name="T21">de +2 Or</text:span>)</text:p>
      <text:p text:style-name="P20">- Enragé(Coût 800 <text:span text:style-name="T21">Or</text:span> – est créé dans une zone ≤ 4 cases du Roi) : 70 PV, Vitesse 2,2, <text:span text:style-name="T22">Dégâts</text:span> 12, <text:span text:style-name="T21">Portée 2 (Augmente la production d'or du Roi si il est à 4 cases ou moins du Roi de +1 Or)</text:span></text:p>
      <text:p text:style-name="P21">- Capitaine(Coût 1800 Or) : 100 PV, Vitesse 1,2, Dégâts 10, Portée 1 (Augmente les dégâts des unités qui sont dans un rayon de 3 cases autour du Capitaine de +3).</text:p>
      <text:p text:style-name="P22">- Cavalier(<text:span text:style-name="T22">Coût 1800 Or</text:span>) : <text:s/><text:span text:style-name="T22">120 PV, Vitesse 2,5, Dégâts 10, Portée 1</text:span></text:p>
      <text:p text:style-name="P22">- Soigneur(<text:span text:style-name="T22">Coût 1800 Or</text:span>) : <text:s/><text:span text:style-name="T23">40 PV, Vitesse 0,7, Soigne 15, Portée 5</text:span></text:p>
      <text:p text:style-name="P22">- Archer(<text:span text:style-name="T22">Coût 1800 Or</text:span>) : <text:s/><text:span text:style-name="T23">80 PV, Vitesse 1,2, Dégâts 10, Portée 8</text:span></text:p>
      <text:p text:style-name="P22">- Fantassin(<text:span text:style-name="T22">Coût 1800 Or)</text:span> : <text:s/><text:span text:style-name="T22">100 PV, Vitesse 1,0, Dégâts 20, Portée 1</text:span></text:p>
      <text:p text:style-name="P22">- Tank(<text:span text:style-name="T22">Coût 1800 Or)</text:span> : 180 <text:span text:style-name="T22">PV, Vitesse 0,6, Dégâts 6, Portée 1</text:span></text:p>
      <text:p text:style-name="P21"/>
      <text:p text:style-name="P17"/>
      <text:h text:style-name="P85" text:outline-level="2"><text:soft-page-break/>Analyse du problème</text:h>
      <text:h text:style-name="P90" text:outline-level="3">Contraintes</text:h>
      <text:h text:style-name="_5f_ua_5f_Titre_20_4" text:outline-level="4">Comment dessiner la scène graphiquement ?</text:h>
      <text:p text:style-name="P26">Comment générer et afficher la map ?</text:p>
      <text:p text:style-name="P27">Comment modéliser et afficher les personnages en temps réel ?</text:p>
      <text:p text:style-name="P36">La partie graphique doit s'occuper de l'affichage et du rendu à l'écran.</text:p>
      <text:h text:style-name="_5f_ua_5f_Titre_20_4" text:outline-level="4">Comment développer le moteur ?</text:h>
      <text:p text:style-name="P36">Le moteur doit s'occuper de la génération de la map, des unités, de gérer leurs positions, leurs déplacements, leurs statistiques, les attaques.</text:p>
      <text:h text:style-name="_5f_ua_5f_Titre_20_4" text:outline-level="4">Comment développer l'intelligence ?</text:h>
      <text:p text:style-name="P42">Vincent</text:p>
      <text:h text:style-name="_5f_ua_5f_Titre_20_4" text:outline-level="4">Comment optimiser <text:span text:style-name="T27">le jeu ?</text:span></text:h>
      <text:p text:style-name="P34">Comment stocker nos données ? <text:span text:style-name="T39">Quelles structures utilisées ?</text:span></text:p>
      <text:h text:style-name="_5f_ua_5f_Titre_20_4" text:outline-level="4">Comment rendre les unités équilibrées ?</text:h>
      <text:h text:style-name="P76" text:outline-level="4">Comment communiquer entre la partie graphique et la partie moteur ?</text:h>
      <text:p text:style-name="P41">L'API est le moyen de communiquer entre la l'affichage graphique et le moteur.</text:p>
      <text:h text:style-name="P90" text:outline-level="3">Choix possibles</text:h>
      <text:h text:style-name="_5f_ua_5f_Titre_20_4" text:outline-level="4">Quels librairies ?</text:h>
      <text:p text:style-name="P31">SFML ? GLU ?</text:p>
      <text:h text:style-name="_5f_ua_5f_Titre_20_4" text:outline-level="4">Quels outils de compilation ?</text:h>
      <text:p text:style-name="P32">Shader ? <text:span text:style-name="T29">Compilation ?</text:span></text:p>
      <text:h text:style-name="P77" text:outline-level="4">Comment dessiner et modéliser la map ?</text:h>
      <text:p text:style-name="P44">Génération aléatoire ? Génération fixe ?</text:p>
      <text:p text:style-name="P44">Biomes ? Obstacles ?</text:p>
      <text:h text:style-name="P78" text:outline-level="4">Quel gameplay utiliser ?</text:h>
      <text:p text:style-name="P70">Sélection et déplacement des unités à la souris ? Clavier ?</text:p>
      <text:p text:style-name="P70">Comment déplacer la caméra ?</text:p>
      <text:p text:style-name="P43">Quel type d'unité ? Création de b<text:span text:style-name="T40">âtiments</text:span> ? Système de ressources à utiliser ?</text:p>
      <text:h text:style-name="P79" text:outline-level="4">Quels modèles de personnage ?</text:h>
      <text:p text:style-name="P33">Pions ? Modèle plus évolué ?</text:p>
      <text:h text:style-name="P86" text:outline-level="2"><text:soft-page-break/>Planning</text:h>
      <text:p text:style-name="P5">Semaine 1 :</text:p>
      <text:p text:style-name="P5"><text:tab/>Discuter autour du problème avec le groupe sur le pathfinding.</text:p>
      <text:p text:style-name="P5"><text:tab/>Créer le contexte OpenGl.</text:p>
      <text:p text:style-name="P5"><text:tab/>S'occuper de la compilation et des Shaders.</text:p>
      <text:p text:style-name="P5"><text:tab/><text:span text:style-name="T10">Dessiner et afficher le cube qui composera la map.</text:span></text:p>
      <text:p text:style-name="P6">Semaine 2 :</text:p>
      <text:p text:style-name="P6"><text:tab/>Génération de la map aléatoirement. <text:span text:style-name="T30">(Thomas)</text:span></text:p>
      <text:p text:style-name="P6"><text:tab/>Affichage de la map : <text:span text:style-name="T30">(Vincent)</text:span></text:p>
      <text:p text:style-name="P6"><text:tab/><text:tab/>- Création d'un shader.</text:p>
      <text:p text:style-name="P6"><text:tab/><text:tab/>- Copie des données de la map dans la VRAM.</text:p>
      <text:p text:style-name="P6"><text:tab/><text:tab/>- Utilisation d'un glDrawElementsInstancied.</text:p>
      <text:p text:style-name="P7">Semaine 3 :</text:p>
      <text:p text:style-name="P7"><text:tab/><text:span text:style-name="T11">Création de chunks pour avoir des maps plus grandes. (Vincent)</text:span></text:p>
      <text:p text:style-name="P7"><text:tab/><text:span text:style-name="T31">Création d'une classe Position. (Vincent)</text:span></text:p>
      <text:p text:style-name="P7"><text:tab/><text:span text:style-name="T11">Récupération des coordonnées de la map (Curseur). (Thomas) (Apport de la classe position par Vincent) </text:span></text:p>
      <text:p text:style-name="P7"><text:tab/><text:span text:style-name="T33">Création des Event. (Thomas)</text:span></text:p>
      <text:p text:style-name="P7"><text:tab/><text:span text:style-name="T13">Gérer la camera (Zoom et déplacements). (Thomas)</text:span></text:p>
      <text:p text:style-name="P7"><text:tab/></text:p>
      <text:p text:style-name="P8">Semaine 4 :</text:p>
      <text:p text:style-name="P24"><text:tab/>Génération d'un personnage/<text:span text:style-name="T34">Unité </text:span>. <text:span text:style-name="T32">(Thomas)</text:span></text:p>
      <text:p text:style-name="P38"><text:tab/>Affichage d'un personnage (shader) (Vincent)</text:p>
      <text:p text:style-name="P38"><text:tab/><text:span text:style-name="T33">Création du moteur Gestionnaire (Vincent)</text:span></text:p>
      <text:p text:style-name="P8"><text:tab/><text:span text:style-name="T12">Création du moteur de jeu et Event pour gérer les déplacement et l'attaque des personnages. (Thomas)</text:span></text:p>
      <text:p text:style-name="P9">Semaine 5 :</text:p>
      <text:p text:style-name="P9"><text:tab/>Définition des règles du jeu. <text:span text:style-name="T35">(Thomas)</text:span></text:p>
      <text:p text:style-name="P9"><text:tab/>Modélisation des personnages. <text:span text:style-name="T35">(Thomas)</text:span></text:p>
      <text:p text:style-name="P9"><text:tab/><text:span text:style-name="T35">Réglage des bugs + nettoyage du code (Vincent)</text:span></text:p>
      <text:p text:style-name="P9">Semaine 6 :</text:p>
      <text:p text:style-name="P39"><text:tab/>Création de l'API. <text:span text:style-name="T36">(Vincent)</text:span></text:p>
      <text:p text:style-name="P71"><text:tab/>Réflexion autour de l'IA. (Vincent)</text:p>
      <text:p text:style-name="P39"><text:tab/><text:span text:style-name="T37">Fin du moteur. (Thomas)</text:span></text:p>
      <text:p text:style-name="P11">Semaine 7 :</text:p>
      <text:p text:style-name="P11"><text:tab/><text:span text:style-name="T15">Développement de l'IA. (Vincent)</text:span></text:p>
      <text:p text:style-name="P10"><text:tab/>G<text:span text:style-name="T14">énération des ressources et affichage au dessus de la scène 3D. (Thomas)</text:span></text:p>
      <text:p text:style-name="P11"><text:tab/><text:span text:style-name="T17">Écriture du rapports. (Thomas)</text:span></text:p>
      <text:p text:style-name="P11"><text:tab/><text:span text:style-name="T16">Correction de Bugs. (Thomas)</text:span></text:p>
      <text:p text:style-name="P13"><text:soft-page-break/>Semaine 8 :</text:p>
      <text:p text:style-name="P13"><text:tab/>Fin du développement de l'IA. <text:span text:style-name="T38">(Vincent)</text:span></text:p>
      <text:p text:style-name="P25"><text:tab/>Écriture du rapports. <text:span text:style-name="T38">(Thomas) (Vincent)</text:span></text:p>
      <text:p text:style-name="P12"><text:tab/><text:span text:style-name="T16">Correction de Bugs. (Thomas)</text:span></text:p>
      <text:p text:style-name="P12"><text:tab/><text:span text:style-name="T26">Préparation de la soutenance. (Vincent) (Thomas)</text:span></text:p>
      <text:p text:style-name="P13"><text:tab/></text:p>
      <text:p text:style-name="P8"><text:tab/></text:p>
      <text:h text:style-name="P86" text:outline-level="2">Solutions adoptées</text:h>
      <text:h text:style-name="P91" text:outline-level="3">Choix effectués</text:h>
      <text:h text:style-name="_5f_ua_5f_Titre_20_4" text:outline-level="4">Utilisation des shaders.</text:h>
      <text:p text:style-name="P40">Vincent</text:p>
      <text:h text:style-name="_5f_ua_5f_Titre_20_4" text:outline-level="4">Génération de map aléatoire à l'aide de cube.</text:h>
      <text:p text:style-name="P29">Pour générer la map nous avons d’abord décidé de la généré avec des cubes formant une grille de cases. Ainsi, <text:span text:style-name="T24">nous avons développé</text:span> un petit programme qui nous créer un fichier texte décrivant <text:span text:style-name="T24">chaque cases de la map, sa couleur et sa hauteur. Pour cela, nous définissons des biomes, chacun définisse un type de terrain différent. A chaque biome nous associons plusieurs couleurs qui seront choisis aléatoirement, une hauteur maximale, un poids et un booléen décrivant si oui ou non le biome est un obstacle et peut être traversé par les unités.</text:span></text:p>
      <text:p text:style-name="P72">Une foi les biomes définit, nous définissons aléatoirement plusieurs points sur la map qui correspondent au centre du biome choisis aléatoirement <text:s/>en fonction du poids qui lui a été attribué. Puis, nous commençons à propager les biomes tout autour du centre du biome jusqu'à ce qu'il rencontre un autre biome. A chaque propagation la hauteur de la case baisse et ainsi nous obtenons le volume de la map pour dessiner des valées, des montagnes,…</text:p>
      <text:h text:style-name="P80" text:outline-level="4">Gameplay</text:h>
      <text:h text:style-name="P92" text:outline-level="5">Unités</text:h>
      <text:p text:style-name="P46"><text:tab/><text:span text:style-name="T41">Pour commencer nous avions décider de gérer des unités, des bâtiments qui produisent des unités et des ressources utilisable et collectable par les unités et bâtiments. Mais finalement nous avons décidé de garder juste les unités et une ressources (l'or) qui définirait le coût des unités. A partir de là, nous avons établis que le Roi serait l'unité la plus importante, celle qu'il faut protéger à tout prix et qui serait la source principale de génération d'or. Puis nous avons pensé à des Paysans qui aiderai le Roi dans sa production d'or mais qui serait très faible au combat et donc peu fiable pour défendre son Roi. Donc nous avons pensé que si le Paysan se rapprocherai trop du Roi il se transformerait en Paysan Enragé qui deviendrait beaucoup moins productif mais plus efficace pour défendre son Roi en cas d’agression par l’ennemi. Finalement nous avons séparer les deux personnalités du Paysan en deux personnages différents mais en gardant l'aspect enragé et producteur. Une fois que nous nous sommes occupés des </text:span><text:soft-page-break/><text:span text:style-name="T41">personnages générant les ressources nous avons réfléchis aux différentes unités militaire. Nous avons choisis de créer des unités militaire classique d'époque médiéval : </text:span></text:p>
      <text:p text:style-name="P73"><text:tab/>- le Fantassin, celui qui attaque très fort</text:p>
      <text:p text:style-name="P46"><text:tab/>- <text:span text:style-name="T42">l'Archer, celui qui peut attaquer à distance</text:span></text:p>
      <text:p text:style-name="P46"><text:tab/>- <text:span text:style-name="T42">le Cavalier, celui qui se déplace vite</text:span></text:p>
      <text:p text:style-name="P46"><text:tab/>- <text:span text:style-name="T43">le Soigneur, celui qui soigne les autres unités</text:span></text:p>
      <text:p text:style-name="P46"><text:tab/>- <text:span text:style-name="T43">le Tank, celui qui protège ses alliés.</text:span></text:p>
      <text:p text:style-name="P47">Ainsi nous avons établis leurs caractéristiques en essayant de les rendre le plus équilibrées possibles.</text:p>
      <text:p text:style-name="P47">Une fois les unités pensées nous avons pensé à une unité capable de motivé les troupes et capable d'augmenter les dégâts des unités qui se trouve proche de lui et nous avons donc pensé au Capitaine <text:span text:style-name="T44">qui serait bien capable d'augmenter les dégâts des unités dans sa zone d'influence. Mais en plus nous avons pensé que ce serait lui qui pourrait recruter les unités et donc que sans lui nous ne pourrions pas avoir d'unités militaires. Ainsi si un Capitaine est présent nous pourrions créer les unités militaires citées juste avant.</text:span></text:p>
      <text:p text:style-name="P45"/>
      <text:h text:style-name="P92" text:outline-level="5"><text:span text:style-name="T44">Ciblage, déplacements et attaques</text:span></text:h>
      <text:p text:style-name="P45"><text:tab/><text:span text:style-name="T45">Au début, nous avions décidé que pour sélectionner une unité, nous devrions cliqué dessus puis cliqué sur un autre endroit pour lui dire de se déplacer, mais aussi de pouvoir utiliser le clavier pour les sélectionner et les déplacer. Après plusieurs tests nous avons abandonné la sélection à la souris et nous avons décidé de nous concentrer seulement sur une sélection et ciblage au clavier. Avec les flèches directionnelles du clavier nous pouvons déplacer une cible au sol et lorsqu'on appuie sur Entrée nous sélectionnons la cible, puis avec les chiffres du pavé numérique nous sélectionnons le type d'unités (1 = Roi, 2 = Paysan/Enragé, 3 = <text:s/>Capitaine, 4 = Cavalier, 5 = Soigneur, 6 = Archer, 7 = Fantassin, 8 = Tank)</text:span></text:p>
      <text:p text:style-name="P75">et enfin nous validons l'endroit avec la touche 0 du pavé numérique. De la même façon nous pouvons déplacer les unités en les sélectionnant et en validant la cible ou nous pouvons les faire attaquer en sélectionnant l'unité qui attaque et en validant la cible à attaquer.</text:p>
      <text:p text:style-name="P45"><text:tab/></text:p>
      <text:h text:style-name="P92" text:outline-level="5">Caméra</text:h>
      <text:h text:style-name="_5f_ua_5f_Titre_20_4" text:outline-level="4">Modélisation de personnages sous forme de pion.</text:h>
      <text:p text:style-name="P30">Pour l'affichage des unités, nous avons choisis de les modéliser sous forme de pions de différentes couleurs et en rajoutant au dessus du pion un dessins le définissant et ainsi nous pouvons les reconnaître plus facilement. <text:span text:style-name="T25">Nous avons donc définit un shader pour les personnages et écrit un fichier décrivant la position de tout les points, puis les différents triangles qui forme le pion et son signe, puis enfin la couleur de chaque point. Puis on dessine le modèle avec glDrawElements().</text:span></text:p>
      <text:h text:style-name="P91" text:outline-level="3">Difficultés rencontrées</text:h>
      <text:p text:style-name="P14">Utilisation des shaders.</text:p>
      <text:p text:style-name="P15"><text:soft-page-break/>Implémentation de l'IA.</text:p>
      <text:h text:style-name="P91" text:outline-level="3">Outils utilisés</text:h>
      <text:h text:style-name="_5f_ua_5f_Titre_20_4" text:outline-level="4">SMLF</text:h>
      <text:h text:style-name="P81" text:outline-level="4">Unordered_map</text:h>
      <text:p text:style-name="P35">Nous avons décidé d'utiliser pour le stockage de la plupart de nos données <text:span text:style-name="T28">la unordered_map de la librairie standard.</text:span></text:p>
      <text:h text:style-name="P87" text:outline-level="2">Tests effectués</text:h>
      <text:p text:style-name="P3"/>
      <text:p text:style-name="P3"/>
      <text:p text:style-name="P3"/>
      <text:h text:style-name="P82" text:outline-level="1">Conclusion</text:h>
      <text:p text:style-name="Standard">P<text:span text:style-name="T29">OUET</text:span></text:p>
      <text:h text:style-name="P82" text:outline-level="1">Bibliographie</text:h>
      <text:p text:style-name="P37">OpenGL SuperBible Seventh Edition Comprehensive Tutorial and Reference - Graham Sellers - Richard S. Wright, Jr. - Nicholas Haemel</text:p>
      <text:p text:style-name="P37"/>
      <text:p text:style-name="P37"><text:a xlink:type="simple" xlink:href="http://www.cplusplus.com/reference">http://www.cplusplus.com/reference</text:a></text:p>
      <text:p text:style-name="P37"><text:a xlink:type="simple" xlink:href="http://www.sfml-dev.org/index-fr.php">http://www.sfml-dev.org/index-fr.php</text:a></text:p>
      <text:p text:style-name="P37"/>
      <text:p text:style-name="P48"/>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4">1<text:tab/>Présentation du sujet<text:tab/>4</text:p>
          <text:p text:style-name="P66">1.1.<text:tab/>Règles :<text:tab/>4</text:p>
          <text:p text:style-name="P66">1.2.<text:tab/>Caractéristiques des unités<text:tab/>4</text:p>
          <text:p text:style-name="P64">2<text:tab/>Analyse du problème<text:tab/>5</text:p>
          <text:p text:style-name="P66">2.1.<text:tab/>Contraintes<text:tab/>5</text:p>
          <text:p text:style-name="P68">2.1.1.<text:tab/>Comment dessiner la scène graphiquement ?<text:tab/>5</text:p>
          <text:p text:style-name="P68">2.1.2.<text:tab/>Comment développer le moteur ?<text:tab/>5</text:p>
          <text:p text:style-name="P68">2.1.3.<text:tab/>Comment développer l'intelligence ?<text:tab/>5</text:p>
          <text:p text:style-name="P68">2.1.4.<text:tab/>Comment optimiser le jeu ?<text:tab/>5</text:p>
          <text:p text:style-name="P68">2.1.5.<text:tab/>Comment rendre les unités équilibrées ?<text:tab/>5</text:p>
          <text:p text:style-name="P68">2.1.6.<text:tab/>Comment communiquer entre la partie graphique et la partie moteur ?<text:tab/>5</text:p>
          <text:p text:style-name="P66">2.2.<text:tab/>Choix possibles<text:tab/>5</text:p>
          <text:p text:style-name="P68">2.2.1.<text:tab/>Quels librairies ?<text:tab/>5</text:p>
          <text:p text:style-name="P68">2.2.2.<text:tab/>Quels outils de compilation ?<text:tab/>5</text:p>
          <text:p text:style-name="P68">2.2.3.<text:tab/>Quels modèles de personnage ?<text:tab/>5</text:p>
          <text:p text:style-name="P68">2.2.4.<text:tab/>Quel gameplay utiliser ?<text:tab/>5</text:p>
          <text:p text:style-name="P64">3<text:tab/>Planning<text:tab/>5</text:p>
          <text:p text:style-name="P64">4<text:tab/>Solutions adoptées<text:tab/>7</text:p>
          <text:p text:style-name="P66">4.1.<text:tab/>Choix effectués<text:tab/>7</text:p>
          <text:p text:style-name="P68">4.1.1.<text:tab/>Utilisation des shaders.<text:tab/>7</text:p>
          <text:p text:style-name="P68">4.1.2.<text:tab/>Génération de map aléatoire à l'aide de cube.<text:tab/>7</text:p>
          <text:p text:style-name="P68">4.1.3.<text:tab/>Modélisation de personnages sous forme de pion.<text:tab/>7</text:p>
          <text:p text:style-name="P68">4.1.4.<text:tab/>Unordered_map<text:tab/>7</text:p>
          <text:p text:style-name="P66">4.2.<text:tab/>Difficultés rencontrées<text:tab/>7</text:p>
          <text:p text:style-name="P66">4.3.<text:tab/>Outils utilisés<text:tab/>7</text:p>
          <text:p text:style-name="P64">5<text:tab/>Tests effectués<text:tab/>7</text:p>
          <text:p text:style-name="P62">Conclusion<text:tab/>8</text:p>
          <text:p text:style-name="P62">Bibliographie<text:tab/>9</text:p>
          <text:p text:style-name="P62">Table des illustrations<text:tab/>11</text:p>
          <text:p text:style-name="P62">Table des tableaux<text:tab/>12</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1">Table des illustrations</text:p>
          </text:index-title>
          <text:p text:style-name="P53">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50">Table des tableaux</text:p>
          </text:index-title>
          <text:p text:style-name="P54">Tableau 1: Inscrire une légende<text:tab/>5</text:p>
        </text:index-body>
      </text:table-index>
      <text:p text:style-name="P2"/>
      <text:p text:style-name="P2"><draw:frame draw:style-name="fr10" draw:name="images4" text:anchor-type="char" svg:x="15.072cm" svg:y="17.231cm" svg:width="3.164cm" svg:height="3.094cm" draw:z-index="1"><draw:image xlink:href="Pictures/2000009200000BE100000BA69AC078B2.wmf" xlink:type="simple" xlink:show="embed" xlink:actuate="onLoad"/></draw:frame><draw:connector text:anchor-type="char" draw:z-index="5" draw:style-name="gr6" draw:text-style-name="P94" draw:type="line" svg:x1="14.076cm" svg:y1="26.289cm" svg:x2="14.238cm" svg:y2="26.292cm" svg:d="M14076 26289l162 3" svg:viewBox="0 0 164 5"><text:p/></draw:connector><draw:frame draw:style-name="fr2" draw:name="Cadre8" text:anchor-type="char" svg:x="2.946cm" svg:y="17.279cm" svg:width="10.901cm" svg:height="3.226cm" draw:z-index="4"><draw:text-box><text:p text:style-name="P52">Cet engagement de non plagiat doit être signé et joint</text:p><text:p text:style-name="P52">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1b143b"/>
    </style:style>
    <style:style style:name="MT2" style:family="text">
      <style:text-properties style:font-name="Verdana1" fo:font-size="10pt" officeooo:rsid="001c9f29"/>
    </style:style>
    <style:style style:name="MT3" style:family="text">
      <style:text-properties style:font-name="Verdana1" fo:font-size="10pt"/>
    </style:style>
    <style:style style:name="MT4" style:family="text">
      <style:text-properties fo:color="#cd5a00" style:font-name="Verdana1" fo:font-size="10pt"/>
    </style:style>
    <style:style style:name="MT5" style:family="text">
      <style:text-properties style:font-name="Verdana1" fo:font-size="10pt" officeooo:rsid="001ce7b2"/>
    </style:style>
    <style:style style:name="MT6" style:family="text">
      <style:text-properties style:font-name="Verdana1" fo:font-size="10pt" officeooo:rsid="0022199c"/>
    </style:style>
    <style:style style:name="MT7" style:family="text">
      <style:text-properties fo:color="#cd5a00"/>
    </style:style>
    <style:style style:name="MT8"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Henaux Vincent –</text:span><text:span text:style-name="MT2"> Calatayud Thomas</text:span><text:span text:style-name="MT3"> </text:span><text:span text:style-name="MT4">|</text:span><text:span text:style-name="MT3"> </text:span><text:span text:style-name="MT5">RTS</text:span><text:span text:style-name="MT3"> – </text:span><text:span text:style-name="MT6">OeRauMit</text:span><text:span text:style-name="MT3"> <text:s/></text:span><text:span text:style-name="MT3"><draw:frame draw:style-name="Mfr1" draw:name="images10" text:anchor-type="as-char" svg:width="0.139cm" svg:height="0.379cm" draw:z-index="18"><draw:image xlink:href="Pictures/100000000000002D00000078B71AEC1C.png" xlink:type="simple" xlink:show="embed" xlink:actuate="onLoad"/></draw:frame></text:span><text:span text:style-name="MT3"> </text:span><text:span text:style-name="MT3"><text:page-number text:select-page="current">1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7">|</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8">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1:00:27.971448504</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0" meta:image-count="6" meta:object-count="0" meta:page-count="14" meta:paragraph-count="213" meta:word-count="2045" meta:character-count="12257" meta:non-whitespace-character-count="10386"/>
  </office:meta>
</office:document-meta>
</file>